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f123" officeooo:paragraph-rsid="0011f1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5:54:09.087000000</meta:creation-date>
    <dc:date>2018-09-03T15:55:00.336000000</dc:date>
    <meta:editing-duration>PT5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0.3$Windows_x86 LibreOffice_project/64a0f66915f38c6217de274f0aa8e15618924765</meta:generator>
  </office:meta>
</office:document-meta>
</file>